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ff3333" draw:marker-start-width="0.322cm" draw:marker-end-width="0.322cm" draw:fill-color="#ffffff" draw:textarea-horizontal-align="justify" draw:textarea-vertical-align="bottom" draw:auto-grow-height="false" fo:min-height="4.364cm" fo:min-width="11.285cm" fo:padding-top="0.166cm" fo:padding-bottom="0.166cm" fo:padding-left="0.291cm" fo:padding-right="0.291cm"/>
    </style:style>
    <style:style style:name="gr2" style:family="graphic" style:parent-style-name="standard" style:list-style-name="L2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.187cm" fo:min-width="4.093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000000" draw:marker-start-width="0.323cm" draw:marker-end="Symmetric_20_Arrow" draw:marker-end-width="0.423cm" draw:fill="none" draw:textarea-vertical-align="middle" fo:padding-top="0.167cm" fo:padding-bottom="0.167cm" fo:padding-left="0.292cm" fo:padding-right="0.292cm"/>
    </style:style>
    <style:style style:name="gr4" style:family="graphic" style:parent-style-name="standard" style:list-style-name="L1">
      <style:graphic-properties svg:stroke-width="0.106cm" svg:stroke-color="#00cc33" draw:marker-start-width="0.359cm" draw:marker-end-width="0.359cm" draw:fill-color="#ffffff" draw:textarea-horizontal-align="justify" draw:textarea-vertical-align="middle" draw:auto-grow-height="false" fo:min-height="0.827cm" fo:min-width="7.107cm" fo:padding-top="0.178cm" fo:padding-bottom="0.178cm" fo:padding-left="0.303cm" fo:padding-right="0.303cm"/>
    </style:style>
    <style:style style:name="gr5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.827cm" fo:min-width="10.21cm" fo:padding-top="0.178cm" fo:padding-bottom="0.178cm" fo:padding-left="0.303cm" fo:padding-right="0.303cm"/>
    </style:style>
    <style:style style:name="gr6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39cm" fo:min-width="2.486cm" fo:padding-top="0.143cm" fo:padding-bottom="0.143cm" fo:padding-left="0.268cm" fo:padding-right="0.268cm"/>
    </style:style>
    <style:style style:name="gr7" style:family="graphic" style:parent-style-name="standard" style:list-style-name="L1">
      <style:graphic-properties svg:stroke-width="0.106cm" svg:stroke-color="#ff9900" draw:marker-start-width="0.359cm" draw:marker-end-width="0.359cm" draw:fill-color="#ffffff" draw:textarea-horizontal-align="justify" draw:textarea-vertical-align="middle" draw:auto-grow-height="false" fo:min-height="0.648cm" fo:min-width="1.844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081cm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 style:list-style-name="L1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.826cm" fo:min-width="10.273cm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827cm" fo:min-width="6.392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39cm" fo:min-width="2.487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39cm" fo:min-width="1.979cm" fo:padding-top="0.143cm" fo:padding-bottom="0.143cm" fo:padding-left="0.268cm" fo:padding-right="0.268cm"/>
    </style:style>
    <style:style style:name="gr13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gr15" style:family="graphic" style:parent-style-name="standard">
      <style:graphic-properties draw:stroke="none" svg:stroke-color="#000000" draw:fill="none" draw:fill-color="#ffffff" fo:min-height="1.028cm"/>
    </style:style>
    <style:style style:name="gr16" style:family="graphic" style:parent-style-name="standard">
      <style:graphic-properties svg:stroke-width="0.081cm" svg:stroke-color="#000000" draw:marker-start="Symmetric_20_Arrow" draw:marker-start-width="0.422cm" draw:marker-end="Symmetric_20_Arrow" draw:marker-end-width="0.422cm" draw:textarea-vertical-align="middle" fo:padding-top="0.166cm" fo:padding-bottom="0.166cm" fo:padding-left="0.291cm" fo:padding-right="0.291cm"/>
    </style:style>
    <style:style style:name="P1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 Mono1" fo:font-size="10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 Mono1" fo:font-size="8pt" fo:font-style="normal" fo:text-shadow="none" style:text-underline-style="none" fo:font-weight="normal" style:letter-kerning="true" style:font-name-asian="IPA Pゴシック" style:font-size-asian="8pt" style:font-style-asian="normal" style:font-weight-asian="normal" style:font-name-complex="TakaoPGothic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ffff"/>
      <style:paragraph-properties fo:text-align="center"/>
      <style:text-properties fo:font-size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 Mono1" fo:font-size="8pt" fo:font-style="normal" fo:text-shadow="none" style:text-underline-style="none" fo:font-weight="normal" style:letter-kerning="true" style:font-name-asian="IPA Pゴシック" style:font-size-asian="8pt" style:font-style-asian="normal" style:font-weight-asian="normal" style:font-name-complex="TakaoPGothic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IPA Pゴシック" style:font-size-asian="16pt" style:font-style-asian="normal" style:font-weight-asian="normal" style:font-name-complex="TakaoPGothic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Bitstream Vera Sans Mono1" fo:font-size="8pt" fo:font-style="normal" fo:text-shadow="none" style:text-underline-style="none" fo:font-weight="normal" style:letter-kerning="true" style:font-name-asian="IPA Pゴシック" style:font-size-asian="8pt" style:font-style-asian="normal" style:font-weight-asian="normal" style:font-name-complex="TakaoPGothic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891cm" svg:height="4.72cm" svg:x="0.7cm" svg:y="6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699cm" svg:height="0.543cm" svg:x="1.2cm" svg:y="6.002cm">
          <text:p text:style-name="P2"><text:span text:style-name="T1">dialogflow_task_execu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556cm" svg:y1="3.971cm" svg:x2="6.586cm" svg:y2="6.959cm">
          <text:p/>
        </draw:line>
        <draw:custom-shape draw:style-name="gr4" draw:text-style-name="P1" draw:layer="layout" svg:width="7.713cm" svg:height="1.183cm" svg:x="2.687cm" svg:y="3.074cm">
          <text:p text:style-name="P5"><text:span text:style-name="T2">Voice recognition:</text:span><text:span text:style-name="T3"> </text:span><text:span text:style-name="T4">respeaker_ros</text:span></text:p>
          <text:p text:style-name="P5"><text:span text:style-name="T5">respeaker_ros/launch/sample_respea</text:span><text:span text:style-name="T5">ker.la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10.816cm" svg:height="1.183cm" svg:x="1.178cm" svg:y="6.921cm">
          <text:p text:style-name="P5"><text:span text:style-name="T2">Dialogflow client from voice:</text:span><text:span text:style-name="T4"> dialogflow_task_executive</text:span></text:p>
          <text:p text:style-name="P5"><text:span text:style-name="T5">dialogflow_task_executive/node_scripts/dialogflow_clin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72cm" svg:y1="10.305cm" svg:x2="5.735cm" svg:y2="12.815cm">
          <text:p/>
        </draw:line>
        <draw:custom-shape draw:style-name="gr6" draw:text-style-name="P7" draw:layer="layout" svg:width="4.272cm" svg:height="0.956cm" svg:x="4.465cm" svg:y="4.748cm">
          <text:p text:style-name="P6">Voice recognition resul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7.393cm" svg:y1="12.815cm" svg:x2="7.393cm" svg:y2="10.305cm">
          <text:p/>
        </draw:line>
        <draw:custom-shape draw:style-name="gr6" draw:text-style-name="P7" draw:layer="layout" svg:width="4.272cm" svg:height="0.956cm" svg:x="4.435cm" svg:y="11.201cm">
          <text:p text:style-name="P6"><text:s/>App_manager servi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2" draw:id="id2" draw:layer="layout" svg:width="2.45cm" svg:height="1.004cm" svg:x="17.85cm" svg:y="8.214cm">
          <text:p text:style-name="P5"><text:span text:style-name="T2">Dialog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1.994cm" svg:y1="7.512cm" svg:x2="19.075cm" svg:y2="8.214cm" draw:start-shape="id1" draw:start-glue-point="1" draw:end-shape="id2" draw:end-glue-point="0" svg:d="M11994 7512h7081v702" svg:viewBox="0 0 7082 703">
          <text:p/>
        </draw:connector>
        <draw:connector draw:style-name="gr8" draw:text-style-name="P4" draw:layer="layout" svg:x1="19.075cm" svg:y1="9.218cm" svg:x2="12.026cm" svg:y2="9.761cm" draw:start-shape="id2" draw:start-glue-point="2" draw:end-shape="id3" draw:end-glue-point="1" svg:d="M19075 9218v553h-4137v-10h-2912" svg:viewBox="0 0 7050 554">
          <text:p/>
        </draw:connector>
        <draw:custom-shape draw:style-name="gr9" draw:text-style-name="P1" xml:id="id3" draw:id="id3" draw:layer="layout" svg:width="10.879cm" svg:height="1.182cm" svg:x="1.147cm" svg:y="9.17cm">
          <text:p text:style-name="P5"><text:span text:style-name="T2">Task execution from dialogflow:</text:span><text:span text:style-name="T3"> </text:span><text:span text:style-name="T4">dialogflow_task_executive</text:span></text:p>
          <text:p text:style-name="P5"><text:span text:style-name="T5">dialogflow_task_executive/node_scripts/task_executiv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6.998cm" svg:height="1.183cm" svg:x="3.087cm" svg:y="12.827cm">
          <text:p text:style-name="P5"><text:span text:style-name="T2">Tas</text:span><text:span text:style-name="T2">k </text:span><text:span text:style-name="T2">app</text:span><text:span text:style-name="T2">lica</text:span><text:span text:style-name="T2">tion</text:span><text:span text:style-name="T2">s:</text:span><text:span text:style-name="T3"> </text:span><text:span text:style-name="T4">ap</text:span><text:span text:style-name="T4">p_</text:span><text:span text:style-name="T4">ma</text:span><text:span text:style-name="T4">na</text:span><text:span text:style-name="T4">ge</text:span><text:span text:style-name="T4">r</text:span></text:p>
          <text:p text:style-name="P5"><text:span text:style-name="T5">app</text:span><text:span text:style-name="T5">_ma</text:span><text:span text:style-name="T5">nag</text:span><text:span text:style-name="T5">er/</text:span><text:span text:style-name="T5">lau</text:span><text:span text:style-name="T5">nch</text:span><text:span text:style-name="T5">/ap</text:span><text:span text:style-name="T5">p_m</text:span><text:span text:style-name="T5">ana</text:span><text:span text:style-name="T5">ger</text:span><text:span text:style-name="T5">.la</text:span><text:span text:style-name="T5">unc</text:span><text:span text:style-name="T5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273cm" svg:height="0.956cm" svg:x="13.398cm" svg:y="7.018cm">
          <text:p text:style-name="P6">Voice recognition resul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3.555cm" svg:height="0.956cm" svg:x="13.757cm" svg:y="9.289cm">
          <text:p text:style-name="P6">Dialogflow resul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4" draw:layer="layout" svg:x1="13cm" svg:y1="2cm" svg:x2="13cm" svg:y2="14.6cm">
          <text:p/>
        </draw:line>
        <draw:frame draw:style-name="gr14" draw:text-style-name="P9" draw:layer="layout" svg:width="1.959cm" svg:height="1.361cm" svg:x="9.741cm" svg:y="1.92cm">
          <draw:text-box>
            <text:p text:style-name="P8"><text:span text:style-name="T6">Robot</text:span></text:p>
          </draw:text-box>
        </draw:frame>
        <draw:frame draw:style-name="gr15" draw:text-style-name="P9" draw:layer="layout" svg:width="2.331cm" svg:height="1.278cm" svg:x="14.385cm" svg:y="1.92cm">
          <draw:text-box>
            <text:p text:style-name="P8"><text:span text:style-name="T6">Internet</text:span></text:p>
          </draw:text-box>
        </draw:frame>
        <draw:line draw:style-name="gr16" draw:text-style-name="P6" draw:layer="layout" svg:x1="11.833cm" svg:y1="2.278cm" svg:x2="14.2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5:36:27.877502029</meta:creation-date>
    <dc:date>2019-07-19T18:15:36.859440624</dc:date>
    <meta:editing-duration>PT15M10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